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6.6931in" table:align="margins"/>
    </style:style>
    <style:style style:name="Tableau7.A" style:family="table-column">
      <style:table-column-properties style:column-width="3.3465in" style:rel-column-width="32767*"/>
    </style:style>
    <style:style style:name="Tableau7.B" style:family="table-column">
      <style:table-column-properties style:column-width="3.3465in" style:rel-column-width="32768*"/>
    </style:style>
    <style:style style:name="Tableau7.A1" style:family="table-cell">
      <style:table-cell-properties fo:padding="0.0382in" fo:border="none"/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1" style:family="table-row">
      <style:table-row-properties style:min-row-height="0.2708in"/>
    </style:style>
    <style:style style:name="Tableau1.A1" style:family="table-cell">
      <style:table-cell-properties fo:padding="0.0382in" fo:border="1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padding="0.0382in" fo:border="1pt solid #000000"/>
    </style:style>
    <style:style style:name="Tableau3" style:family="table">
      <style:table-properties style:width="6.6993in" fo:margin-left="-0.0063in" fo:margin-right="0in" table:align="margins"/>
    </style:style>
    <style:style style:name="Tableau3.A" style:family="table-column">
      <style:table-column-properties style:column-width="1.009in" style:rel-column-width="9873*"/>
    </style:style>
    <style:style style:name="Tableau3.B" style:family="table-column">
      <style:table-column-properties style:column-width="5.6903in" style:rel-column-width="55662*"/>
    </style:style>
    <style:style style:name="Tableau3.1" style:family="table-row">
      <style:table-row-properties style:min-row-height="1.2292in"/>
    </style:style>
    <style:style style:name="Tableau3.A1" style:family="table-cell">
      <style:table-cell-properties fo:padding="0in" fo:border="none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6.6931in" style:rel-column-width="65535*"/>
    </style:style>
    <style:style style:name="Tableau4.A1" style:family="table-cell">
      <style:table-cell-properties fo:padding="0.0382in" fo:border="1pt solid #000000"/>
    </style:style>
    <style:style style:name="Tableau5" style:family="table">
      <style:table-properties style:width="6.6979in" fo:margin-left="0in" table:align="left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5.6875in"/>
    </style:style>
    <style:style style:name="Tableau5.1" style:family="table-row">
      <style:table-row-properties style:min-row-height="0.4479in"/>
    </style:style>
    <style:style style:name="Tableau5.A1" style:family="table-cell">
      <style:table-cell-properties fo:padding="0in" fo:border="none"/>
    </style:style>
    <style:style style:name="Tableau6" style:family="table">
      <style:table-properties style:width="6.6931in" fo:break-before="page" table:align="margins"/>
    </style:style>
    <style:style style:name="Tableau6.A" style:family="table-column">
      <style:table-column-properties style:column-width="6.6931in" style:rel-column-width="65535*"/>
    </style:style>
    <style:style style:name="Tableau6.A1" style:family="table-cell">
      <style:table-cell-properties fo:padding="0.0382in" fo:border="1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4pt" style:text-underline-style="none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.9846in" fo:margin-right="0in" fo:text-indent="0in" style:auto-text-indent="false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4925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4pt" style:font-size-asian="14pt" style:font-size-complex="14pt"/>
    </style:style>
    <style:style style:name="P20" style:family="paragraph" style:parent-style-name="Standard" style:list-style-name="L1">
      <style:text-properties fo:font-size="14pt" style:font-size-asian="14pt" style:font-size-complex="14pt"/>
    </style:style>
    <style:style style:name="P21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Engineer</text:p>
      <text:p text:style-name="P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Paul Dijou</text:p>
            <text:p text:style-name="P3">26 years old (10 / 11 / 1986)</text:p>
            <text:p text:style-name="P3">GitHub : <text:a xlink:type="simple" xlink:href="https://github.com/pauldijou">pauldijou</text:a></text:p>
          </table:table-cell>
          <table:table-cell table:style-name="Tableau7.A1" office:value-type="string">
            <text:p text:style-name="P4">+33.6.26.70.55.93</text:p>
            <text:p text:style-name="P4"><text:a xlink:type="simple" xlink:href="mailto:paul.dijou@gmail.com"><text:span text:style-name="T1">paul.dijou+dev@gmail.com</text:span></text:a></text:p>
            <text:p text:style-name="P6"><text:a xlink:type="simple" xlink:href="http://pauldijou.fr/">http://pauldijou.fr</text:a></text:p>
          </table:table-cell>
        </table:table-row>
      </table:table>
      <text:p text:style-name="P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SKILLS</text:p>
          </table:table-cell>
        </table:table-row>
      </table:table>
      <text:p text:style-name="P3"/>
      <text:list xml:id="list13899712151" text:style-name="L1">
        <text:list-item>
          <text:p text:style-name="P20"><text:span text:style-name="T2">Langages</text:span>: Java, HTML, CSS, LESS, JavaScript, PHP</text:p>
        </text:list-item>
        <text:list-item>
          <text:p text:style-name="P20"><text:span text:style-name="T2">Java</text:span>: Java SE, Java EE, JavaFX</text:p>
        </text:list-item>
        <text:list-item>
          <text:p text:style-name="P20"><text:span text:style-name="T2">Java EE</text:span>: CDI, EJB, JPA, JSF, JAX-RS, DeltaSpike, Play! Framework</text:p>
        </text:list-item>
        <text:list-item>
          <text:p text:style-name="P20"><text:span text:style-name="T3">JSF</text:span>: Mojarra, MyFaces, Facelets, RichFaces (committer), Primefaces</text:p>
        </text:list-item>
        <text:list-item>
          <text:p text:style-name="P20"><text:span text:style-name="T2">Servers</text:span>: Apache, Tomcat, TomEE, JBoss AS, GlassFish, Websphere</text:p>
        </text:list-item>
        <text:list-item>
          <text:p text:style-name="P20"><text:span text:style-name="T2">Databases</text:span>: PostgreSQL, MySQL, Oracle, HSQLDB</text:p>
        </text:list-item>
        <text:list-item>
          <text:p text:style-name="P20"><text:span text:style-name="T2">Tools</text:span>: Eclipse, Intellij IDEA, Maven, Ant, Gradle, Git, SVN, Dimension, Jenkins, Hudson, Sonar, UML</text:p>
        </text:list-item>
        <text:list-item>
          <text:p text:style-name="P20"><text:span text:style-name="T2">Operating Systems</text:span>: Linux (Fedora, Debian, Ubuntu), Windows</text:p>
        </text:list-item>
      </text:list>
      <text:p text:style-name="P3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STUDIES</text:p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End 2009 :</text:p>
            <text:p text:style-name="P10"/>
            <text:p text:style-name="P10"/>
            <text:p text:style-name="P12"><text:span text:style-name="T2">2007/2010</text:span> :</text:p>
            <text:p text:style-name="P12"/>
            <text:p text:style-name="P12"/>
            <text:p text:style-name="P10"/>
            <text:p text:style-name="P10"/>
            <text:p text:style-name="P12"><text:span text:style-name="T2">2004/2007</text:span> :</text:p>
            <text:p text:style-name="P10"/>
            <text:p text:style-name="P10"/>
            <text:p text:style-name="P12"><text:span text:style-name="T2">2004</text:span> :</text:p>
          </table:table-cell>
          <table:table-cell table:style-name="Tableau3.A1" office:value-type="string">
            <text:p text:style-name="P14"><text:span text:style-name="T2">Ecole Polytechnique de Montréal</text:span> (Montreal, Canada), exchange program during one semester.</text:p>
            <text:p text:style-name="P14"/>
            <text:p text:style-name="P13"><text:span text:style-name="T2">ENSEEIHT</text:span> (Ecole Nationale Supérieure d'Electronique, Electrotechnique, Informatique, Hydraulique et Télécomunications, Toulouse, France), engineer degree in <text:span text:style-name="T2">Mathematics and Computer Science</text:span>.</text:p>
            <text:p text:style-name="P11"/>
            <text:p text:style-name="P13"><text:span text:style-name="T2">Lycée Pierre de Fermat</text:span> (Toulouse, France)<text:span text:style-name="T7">, two-years highly selective classes to prepare for competitive exams to « Grandes Ecoles ».</text:span></text:p>
            <text:p text:style-name="P11"/>
            <text:p text:style-name="P13">Scientific « Baccalauréat », with distinction.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OTHER</text:p>
          </table:table-cell>
        </table:table-row>
      </table:table>
      <text:p text:style-name="P1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Langs:</text:p>
          </table:table-cell>
          <table:table-cell table:style-name="Tableau5.A1" office:value-type="string">
            <text:p text:style-name="P9">Fench: native language</text:p>
            <text:p text:style-name="P9">English: professionnal level (TOEIC : 910 / 990)</text:p>
            <text:p text:style-name="P9">Spanish: school level</text:p>
            <text:p text:style-name="P9">Chinese: school level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">EXPERIENCE</text:p>
          </table:table-cell>
        </table:table-row>
      </table:table>
      <text:p text:style-name="P12"/>
      <text:list xml:id="list352844312" text:style-name="L2">
        <text:list-item>
          <text:p text:style-name="P21">April 2012 - Now : RichFaces (open-source)</text:p>
        </text:list-item>
      </text:list>
      <text:p text:style-name="P17">RichFaces is one of the most famous JSF libraries right now. After using it in several projects, I'm contributing to it, especially around « RichFaces Bootstrap » which aims to create brand new JSF components using RichFaces CDK, Bootstrap and jQuery UI. It will be the core of RichFaces 5, the next major version of the library.</text:p>
      <text:p text:style-name="P16"/>
      <text:p text:style-name="P16"><text:span text:style-name="T4">Technologies</text:span> : JSF, Java, HTML, CSS, LESS, JavaScript.</text:p>
      <text:p text:style-name="P16"/>
      <text:list xml:id="list194965758" text:style-name="L3">
        <text:list-item>
          <text:p text:style-name="P22">June – July 2012 (2 months) : Mipagar (professionnal)</text:p>
        </text:list-item>
      </text:list>
      <text:p text:style-name="P17">Through « Startup Bootcamp » program which aims to help startups beginning their lives, I joined Mipagar team to help them finishing their user interface based on JSF and RichFaces and their RESTful API using Java EE 6 new features.</text:p>
      <text:p text:style-name="P16"/>
      <text:p text:style-name="P15"><text:span text:style-name="T5">Technologies</text:span><text:span text:style-name="T6"> : Java, Java EE 6, CDI, EJB, JPA, JAX-RS, JSF.</text:span></text:p>
      <text:p text:style-name="P12"/>
      <text:list xml:id="list1492662823" text:style-name="L4">
        <text:list-item>
          <text:p text:style-name="P23">September 2010 – June 2012 (2 years) : CELAD (professionnal)</text:p>
        </text:list-item>
      </text:list>
      <text:p text:style-name="P17">Working at CELAD, an IT firm, my first real job was to develop and maintain Java EE applications for Natixis, a french bank, using an internal framework based on Spring, Seam 2 and JSF.</text:p>
      <text:p text:style-name="P16"/>
      <text:p text:style-name="P15"><text:span text:style-name="T5">Technologies</text:span><text:span text:style-name="T6"> : Java, Java EE, Seam 2, Spring, JPA, JSF, GWT.</text:span></text:p>
      <text:p text:style-name="P16"/>
      <text:list xml:id="list441669882" text:style-name="L5">
        <text:list-item>
          <text:p text:style-name="P24">2009 – 2011 (2 years) : Self-employed (professionnal)</text:p>
        </text:list-item>
      </text:list>
      <text:p text:style-name="P17">At the same time I was studying or working, I was also self-employed in order to realize e-commerce projects during my free time, using PHP or Java EE.</text:p>
      <text:p text:style-name="P16"/>
      <text:p text:style-name="P15"><text:span text:style-name="T5">Technologies</text:span><text:span text:style-name="T6"> : Java, Java EE, HTML, PHP.</text:span></text:p>
      <text:p text:style-name="P16"/>
      <text:p text:style-name="P19"/>
      <text:p text:style-name="P19">For a more complete list of all my projects, see :</text:p>
      <text:p text:style-name="P19"/>
      <text:p text:style-name="P18"><text:a xlink:type="simple" xlink:href="http://pauldijou.fr/projects/"><text:span text:style-name="T6">http://pauldijou.fr/project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48in" fo:margin-bottom="0.748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Dijou</meta:initial-creator>
    <meta:creation-date>2009-01-07T16:50:40</meta:creation-date>
    <dc:date>2012-10-30T09:38:35</dc:date>
    <dc:language>fr-FR</dc:language>
    <meta:editing-cycles>80</meta:editing-cycles>
    <meta:editing-duration>PT4H37M20S</meta:editing-duration>
    <dc:creator>Paul Dijou</dc:creator>
    <meta:document-statistic meta:table-count="7" meta:image-count="0" meta:object-count="0" meta:page-count="2" meta:paragraph-count="46" meta:word-count="423" meta:character-count="2656" meta:non-whitespace-character-count="2291"/>
    <meta:user-defined meta:name="Info 1"/>
    <meta:user-defined meta:name="Info 2"/>
    <meta:user-defined meta:name="Info 3"/>
    <meta:user-defined meta:name="Info 4"/>
  </office:meta>
</office:document-meta>
</file>